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19.55mm" svg:y="45.15mm">
            <draw:object draw:notify-on-update-of-ranges="Sheet1.B4:Sheet1.B9 Sheet1.C4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71.03mm" svg:y="132.01mm">
            <draw:object draw:notify-on-update-of-ranges="Sheet1.E4:Sheet1.E9 Sheet1.F4:Sheet1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1.06mm" svg:height="92.17mm" svg:x="196.04mm" svg:y="42.76mm">
            <draw:object draw:notify-on-update-of-ranges="Sheet1.H4:Sheet1.H9 Sheet1.I4:Sheet1.I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F</text:p>
          </table:table-cell>
          <table:table-cell table:number-columns-repeated="2"/>
          <table:table-cell office:value-type="string" calcext:value-type="string">
            <text:p>EF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090222" calcext:value-type="float">
            <text:p>1.0902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316186" calcext:value-type="float">
            <text:p>3.3161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06183" calcext:value-type="float">
            <text:p>3.40618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578607" calcext:value-type="float">
            <text:p>0.5786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78603" calcext:value-type="float">
            <text:p>2.3786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47707" calcext:value-type="float">
            <text:p>2.54770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4112" calcext:value-type="float">
            <text:p>0.41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652613" calcext:value-type="float">
            <text:p>1.6526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03516" calcext:value-type="float">
            <text:p>2.0351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320669" calcext:value-type="float">
            <text:p>0.3206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328258" calcext:value-type="float">
            <text:p>1.3282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735911" calcext:value-type="float">
            <text:p>1.73591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66947" calcext:value-type="float">
            <text:p>0.2669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141639" calcext:value-type="float">
            <text:p>1.1416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631479" calcext:value-type="float">
            <text:p>1.63147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66947" calcext:value-type="float">
            <text:p>0.26694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094685" calcext:value-type="float">
            <text:p>1.0946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610276" calcext:value-type="float">
            <text:p>1.610276</text:p>
          </table:table-cell>
        </table:table-row>
      </table:table>
      <table:table table:name="Sheet2" table:style-name="ta1">
        <table:shapes>
          <draw:frame draw:z-index="0" draw:style-name="gr1" draw:text-style-name="P1" svg:width="159.99mm" svg:height="89.99mm" svg:x="68.74mm" svg:y="10.03mm">
            <draw:object draw:notify-on-update-of-ranges="Sheet2.B3:Sheet2.B8 Sheet2.C3:Sheet2.C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7:08:00.495272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16:47:47.835823327</meta:creation-date>
    <meta:generator>LibreOffice/6.0.7.3$Linux_X86_64 LibreOffice_project/00m0$Build-3</meta:generator>
    <dc:date>2022-04-26T17:10:08.759538776</dc:date>
    <meta:editing-duration>PT10M32S</meta:editing-duration>
    <meta:editing-cycles>6</meta:editing-cycles>
    <meta:document-statistic meta:table-count="2" meta:cell-count="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4.204cm" style:legend-expansion="high" chart:style-name="ch2"/>
        <chart:plot-area chart:style-name="ch3" table:cell-range-address="Sheet1.B4:Sheet1.C9" svg:x="0.319cm" svg:y="0.18cm" svg:width="13.097cm" svg:height="8.646cm">
          <chartooo:coordinate-region svg:x="1.046cm" svg:y="0.38cm" svg:width="12.27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9" chart:class="chart:scatter">
            <chart:domain table:cell-range-address="Sheet1.B4:Sheet1.B9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:Sheet1.B9</svg:desc>
                </draw:g>
              </table:table-cell>
              <table:table-cell office:value-type="float" office:value="1.090222">
                <text:p>1.090222</text:p>
                <draw:g>
                  <svg:desc>Sheet1.C4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78607">
                <text:p>0.578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112">
                <text:p>0.4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20669">
                <text:p>0.320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66947">
                <text:p>0.266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66947">
                <text:p>0.266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61cm" svg:y="4.204cm" style:legend-expansion="high" chart:style-name="ch2"/>
        <chart:plot-area chart:style-name="ch3" table:cell-range-address="Sheet1.E4:Sheet1.F9" svg:x="0.319cm" svg:y="0.18cm" svg:width="13.123cm" svg:height="8.646cm">
          <chartooo:coordinate-region svg:x="1.046cm" svg:y="0.379cm" svg:width="12.30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4:Sheet1.F9" chart:class="chart:scatter">
            <chart:domain table:cell-range-address="Sheet1.E4:Sheet1.E9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4:Sheet1.E9</svg:desc>
                </draw:g>
              </table:table-cell>
              <table:table-cell office:value-type="float" office:value="3.316186">
                <text:p>3.316186</text:p>
                <draw:g>
                  <svg:desc>Sheet1.F4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78603">
                <text:p>2.378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652613">
                <text:p>1.652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328258">
                <text:p>1.328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141639">
                <text:p>1.141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094685">
                <text:p>1.0946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107cm" svg:height="9.218cm" xlink:href=".." xlink:type="simple" chart:class="chart:scatter" chart:style-name="ch1">
        <chart:legend chart:legend-position="end" svg:x="10.976cm" svg:y="4.31cm" style:legend-expansion="high" chart:style-name="ch2"/>
        <chart:plot-area chart:style-name="ch3" table:cell-range-address="Sheet1.H4:Sheet1.I9" svg:x="0.262cm" svg:y="0.184cm" svg:width="10.452cm" svg:height="8.85cm">
          <chartooo:coordinate-region svg:x="0.989cm" svg:y="0.383cm" svg:width="9.631cm" svg:height="8.0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:Sheet1.I9" chart:class="chart:scatter">
            <chart:domain table:cell-range-address="Sheet1.H4:Sheet1.H9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4:Sheet1.H9</svg:desc>
                </draw:g>
              </table:table-cell>
              <table:table-cell office:value-type="float" office:value="3.406183">
                <text:p>3.406183</text:p>
                <draw:g>
                  <svg:desc>Sheet1.I4:Sheet1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547707">
                <text:p>2.547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03516">
                <text:p>2.035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735911">
                <text:p>1.735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31479">
                <text:p>1.631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610276">
                <text:p>1.6102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2.B3:Sheet2.C8" svg:x="0.32cm" svg:y="0.18cm" svg:width="13.097cm" svg:height="8.64cm">
          <chartooo:coordinate-region svg:x="1.127cm" svg:y="0.379cm" svg:width="12.1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3:Sheet2.C8" chart:class="chart:scatter">
            <chart:domain table:cell-range-address="Sheet2.B3:Sheet2.B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B3:Sheet2.B8</svg:desc>
                </draw:g>
              </table:table-cell>
              <table:table-cell office:value-type="float" office:value="112">
                <text:p>112</text:p>
                <draw:g>
                  <svg:desc>Sheet2.C3:Sheet2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4">
                <text:p>2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